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VCDOMLEM DOMINANT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-3ngram-3alpha-3</text:p>
          </table:table-cell>
          <table:table-cell/>
          <table:table-cell office:value-type="string" calcext:value-type="string">
            <text:p>parts-5ngram-3alpha-11</text:p>
          </table:table-cell>
          <table:table-cell office:value-type="string" calcext:value-type="string">
            <text:p>parts-5ngram-3alpha-5</text:p>
          </table:table-cell>
          <table:table-cell office:value-type="string" calcext:value-type="string">
            <text:p>parts-5ngram-3alpha-3</text:p>
          </table:table-cell>
          <table:table-cell table:style-name="ce1" office:value-type="string" calcext:value-type="string">
            <text:p>parts-5ngram-2alpha-11</text:p>
          </table:table-cell>
          <table:table-cell office:value-type="string" calcext:value-type="string">
            <text:p>parts-5ngram-2alpha-5</text:p>
          </table:table-cell>
          <table:table-cell office:value-type="string" calcext:value-type="string">
            <text:p>parts-5ngram-2alpha-3</text:p>
          </table:table-cell>
          <table:table-cell office:value-type="string" calcext:value-type="string">
            <text:p>parts-3ngram-3alpha-11</text:p>
          </table:table-cell>
          <table:table-cell office:value-type="string" calcext:value-type="string">
            <text:p>parts-3ngram-3alpha-5</text:p>
          </table:table-cell>
          <table:table-cell office:value-type="string" calcext:value-type="string">
            <text:p>parts-1ngram-2alpha-5</text:p>
          </table:table-cell>
          <table:table-cell office:value-type="string" calcext:value-type="string">
            <text:p>parts-1ngram-2alpha-11</text:p>
          </table:table-cell>
          <table:table-cell office:value-type="string" calcext:value-type="string">
            <text:p>parts-1ngram-3alpha-3</text:p>
          </table:table-cell>
          <table:table-cell office:value-type="string" calcext:value-type="string">
            <text:p>parts-1ngram-2alpha-3</text:p>
          </table:table-cell>
          <table:table-cell office:value-type="string" calcext:value-type="string">
            <text:p>parts-3ngram-2alpha-11</text:p>
          </table:table-cell>
          <table:table-cell office:value-type="string" calcext:value-type="string">
            <text:p>parts-3ngram-2alpha-5</text:p>
          </table:table-cell>
          <table:table-cell office:value-type="string" calcext:value-type="string">
            <text:p>parts-3ngram-2alpha-3</text:p>
          </table:table-cell>
          <table:table-cell office:value-type="string" calcext:value-type="string">
            <text:p>parts-1ngram-3alpha-11</text:p>
          </table:table-cell>
          <table:table-cell office:value-type="string" calcext:value-type="string">
            <text:p>parts-1ngram-3alpha-5</text:p>
          </table:table-cell>
        </table:table-row>
        <table:table-row table:style-name="ro1">
          <table:table-cell office:value-type="string" calcext:value-type="string">
            <text:p>Balanced_n10_k20_x5_a3VCDomLEM.res</text:p>
          </table:table-cell>
          <table:table-cell/>
          <table:table-cell table:number-columns-repeated="3" office:value-type="string" calcext:value-type="string">
            <text:p>Balanced_n10_k20_x5_a3VCDomLEM.res</text:p>
          </table:table-cell>
          <table:table-cell table:style-name="ce1" office:value-type="string" calcext:value-type="string">
            <text:p>Balanced_n10_k20_x5_a3VCDomLEM.res</text:p>
          </table:table-cell>
          <table:table-cell table:number-columns-repeated="13" office:value-type="string" calcext:value-type="string">
            <text:p>Balanced_n10_k20_x5_a3VCDomLEM.res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CGFIVEDAY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90649" calcext:value-type="float">
            <text:p>0.89064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89065" calcext:value-type="float">
            <text:p>0.989065</text:p>
          </table:table-cell>
          <table:table-cell office:value-type="float" office:value="0.976998" calcext:value-type="float">
            <text:p>0.976998</text:p>
          </table:table-cell>
          <table:table-cell office:value-type="float" office:value="0.957768" calcext:value-type="float">
            <text:p>0.957768</text:p>
          </table:table-cell>
          <table:table-cell office:value-type="float" office:value="0.938914" calcext:value-type="float">
            <text:p>0.938914</text:p>
          </table:table-cell>
          <table:table-cell office:value-type="float" office:value="0.893288" calcext:value-type="float">
            <text:p>0.893288</text:p>
          </table:table-cell>
          <table:table-cell office:value-type="float" office:value="0.932504" calcext:value-type="float">
            <text:p>0.932504</text:p>
          </table:table-cell>
          <table:table-cell office:value-type="float" office:value="0.768477" calcext:value-type="float">
            <text:p>0.768477</text:p>
          </table:table-cell>
          <table:table-cell office:value-type="float" office:value="0.718326" calcext:value-type="float">
            <text:p>0.718326</text:p>
          </table:table-cell>
          <table:table-cell office:value-type="float" office:value="0.946078" calcext:value-type="float">
            <text:p>0.946078</text:p>
          </table:table-cell>
          <table:table-cell office:value-type="float" office:value="0.919683" calcext:value-type="float">
            <text:p>0.919683</text:p>
          </table:table-cell>
          <table:table-cell office:value-type="float" office:value="0.843891" calcext:value-type="float">
            <text:p>0.843891</text:p>
          </table:table-cell>
          <table:table-cell office:value-type="float" office:value="0.941554" calcext:value-type="float">
            <text:p>0.941554</text:p>
          </table:table-cell>
          <table:table-cell office:value-type="float" office:value="0.914781" calcext:value-type="float">
            <text:p>0.91478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87834" calcext:value-type="float">
            <text:p>0.88783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975685" calcext:value-type="float">
            <text:p>0.975685</text:p>
          </table:table-cell>
          <table:table-cell office:value-type="float" office:value="0.989035" calcext:value-type="float">
            <text:p>0.989035</text:p>
          </table:table-cell>
          <table:table-cell office:value-type="float" office:value="0.977119" calcext:value-type="float">
            <text:p>0.977119</text:p>
          </table:table-cell>
          <table:table-cell office:value-type="float" office:value="0.95736" calcext:value-type="float">
            <text:p>0.95736</text:p>
          </table:table-cell>
          <table:table-cell office:value-type="float" office:value="0.938485" calcext:value-type="float">
            <text:p>0.938485</text:p>
          </table:table-cell>
          <table:table-cell office:value-type="float" office:value="0.894178" calcext:value-type="float">
            <text:p>0.894178</text:p>
          </table:table-cell>
          <table:table-cell office:value-type="float" office:value="0.933007" calcext:value-type="float">
            <text:p>0.933007</text:p>
          </table:table-cell>
          <table:table-cell office:value-type="float" office:value="0.79395" calcext:value-type="float">
            <text:p>0.79395</text:p>
          </table:table-cell>
          <table:table-cell office:value-type="float" office:value="0.761526" calcext:value-type="float">
            <text:p>0.761526</text:p>
          </table:table-cell>
          <table:table-cell office:value-type="float" office:value="0.945532" calcext:value-type="float">
            <text:p>0.945532</text:p>
          </table:table-cell>
          <table:table-cell office:value-type="float" office:value="0.918914" calcext:value-type="float">
            <text:p>0.918914</text:p>
          </table:table-cell>
          <table:table-cell office:value-type="float" office:value="0.846469" calcext:value-type="float">
            <text:p>0.846469</text:p>
          </table:table-cell>
          <table:table-cell office:value-type="float" office:value="0.94184" calcext:value-type="float">
            <text:p>0.94184</text:p>
          </table:table-cell>
          <table:table-cell office:value-type="float" office:value="0.915781" calcext:value-type="float">
            <text:p>0.91578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65008" calcext:value-type="float">
            <text:p>0.865008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968326" calcext:value-type="float">
            <text:p>0.968326</text:p>
          </table:table-cell>
          <table:table-cell office:value-type="float" office:value="0.986425" calcext:value-type="float">
            <text:p>0.986425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32127" calcext:value-type="float">
            <text:p>0.932127</text:p>
          </table:table-cell>
          <table:table-cell office:value-type="float" office:value="0.901961" calcext:value-type="float">
            <text:p>0.901961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892157" calcext:value-type="float">
            <text:p>0.892157</text:p>
          </table:table-cell>
          <table:table-cell office:value-type="float" office:value="0.899698" calcext:value-type="float">
            <text:p>0.899698</text:p>
          </table:table-cell>
          <table:table-cell office:value-type="float" office:value="0.935897" calcext:value-type="float">
            <text:p>0.93589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59729" calcext:value-type="float">
            <text:p>0.859729</text:p>
          </table:table-cell>
          <table:table-cell office:value-type="float" office:value="0.946456" calcext:value-type="float">
            <text:p>0.946456</text:p>
          </table:table-cell>
          <table:table-cell office:value-type="float" office:value="0.926848" calcext:value-type="float">
            <text:p>0.92684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629" calcext:value-type="float">
            <text:p>0.9162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91704" calcext:value-type="float">
            <text:p>0.991704</text:p>
          </table:table-cell>
          <table:table-cell office:value-type="float" office:value="0.971342" calcext:value-type="float">
            <text:p>0.971342</text:p>
          </table:table-cell>
          <table:table-cell office:value-type="float" office:value="0.967572" calcext:value-type="float">
            <text:p>0.967572</text:p>
          </table:table-cell>
          <table:table-cell office:value-type="float" office:value="0.945701" calcext:value-type="float">
            <text:p>0.945701</text:p>
          </table:table-cell>
          <table:table-cell office:value-type="float" office:value="0.884615" calcext:value-type="float">
            <text:p>0.884615</text:p>
          </table:table-cell>
          <table:table-cell office:value-type="float" office:value="0.924585" calcext:value-type="float">
            <text:p>0.924585</text:p>
          </table:table-cell>
          <table:table-cell office:value-type="float" office:value="0.644796" calcext:value-type="float">
            <text:p>0.644796</text:p>
          </table:table-cell>
          <table:table-cell office:value-type="float" office:value="0.536953" calcext:value-type="float">
            <text:p>0.536953</text:p>
          </table:table-cell>
          <table:table-cell office:value-type="float" office:value="0.956259" calcext:value-type="float">
            <text:p>0.956259</text:p>
          </table:table-cell>
          <table:table-cell office:value-type="float" office:value="0.92911" calcext:value-type="float">
            <text:p>0.92911</text:p>
          </table:table-cell>
          <table:table-cell office:value-type="float" office:value="0.828054" calcext:value-type="float">
            <text:p>0.828054</text:p>
          </table:table-cell>
          <table:table-cell office:value-type="float" office:value="0.936652" calcext:value-type="float">
            <text:p>0.936652</text:p>
          </table:table-cell>
          <table:table-cell office:value-type="float" office:value="0.902715" calcext:value-type="float">
            <text:p>0.90271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90279" calcext:value-type="float">
            <text:p>0.89027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975838" calcext:value-type="float">
            <text:p>0.975838</text:p>
          </table:table-cell>
          <table:table-cell office:value-type="float" office:value="0.989061" calcext:value-type="float">
            <text:p>0.989061</text:p>
          </table:table-cell>
          <table:table-cell office:value-type="float" office:value="0.976982" calcext:value-type="float">
            <text:p>0.976982</text:p>
          </table:table-cell>
          <table:table-cell office:value-type="float" office:value="0.957718" calcext:value-type="float">
            <text:p>0.957718</text:p>
          </table:table-cell>
          <table:table-cell office:value-type="float" office:value="0.938889" calcext:value-type="float">
            <text:p>0.938889</text:p>
          </table:table-cell>
          <table:table-cell office:value-type="float" office:value="0.893246" calcext:value-type="float">
            <text:p>0.893246</text:p>
          </table:table-cell>
          <table:table-cell office:value-type="float" office:value="0.93247" calcext:value-type="float">
            <text:p>0.93247</text:p>
          </table:table-cell>
          <table:table-cell office:value-type="float" office:value="0.758459" calcext:value-type="float">
            <text:p>0.758459</text:p>
          </table:table-cell>
          <table:table-cell office:value-type="float" office:value="0.695051" calcext:value-type="float">
            <text:p>0.695051</text:p>
          </table:table-cell>
          <table:table-cell office:value-type="float" office:value="0.946024" calcext:value-type="float">
            <text:p>0.946024</text:p>
          </table:table-cell>
          <table:table-cell office:value-type="float" office:value="0.919635" calcext:value-type="float">
            <text:p>0.919635</text:p>
          </table:table-cell>
          <table:table-cell office:value-type="float" office:value="0.843743" calcext:value-type="float">
            <text:p>0.843743</text:p>
          </table:table-cell>
          <table:table-cell office:value-type="float" office:value="0.941541" calcext:value-type="float">
            <text:p>0.941541</text:p>
          </table:table-cell>
          <table:table-cell office:value-type="float" office:value="0.914702" calcext:value-type="float">
            <text:p>0.914702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90649" calcext:value-type="float">
            <text:p>0.89064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89065" calcext:value-type="float">
            <text:p>0.989065</text:p>
          </table:table-cell>
          <table:table-cell office:value-type="float" office:value="0.976998" calcext:value-type="float">
            <text:p>0.976998</text:p>
          </table:table-cell>
          <table:table-cell office:value-type="float" office:value="0.957768" calcext:value-type="float">
            <text:p>0.957768</text:p>
          </table:table-cell>
          <table:table-cell office:value-type="float" office:value="0.938914" calcext:value-type="float">
            <text:p>0.938914</text:p>
          </table:table-cell>
          <table:table-cell office:value-type="float" office:value="0.893288" calcext:value-type="float">
            <text:p>0.893288</text:p>
          </table:table-cell>
          <table:table-cell office:value-type="float" office:value="0.932504" calcext:value-type="float">
            <text:p>0.932504</text:p>
          </table:table-cell>
          <table:table-cell office:value-type="float" office:value="0.768477" calcext:value-type="float">
            <text:p>0.768477</text:p>
          </table:table-cell>
          <table:table-cell office:value-type="float" office:value="0.718326" calcext:value-type="float">
            <text:p>0.718326</text:p>
          </table:table-cell>
          <table:table-cell office:value-type="float" office:value="0.946078" calcext:value-type="float">
            <text:p>0.946078</text:p>
          </table:table-cell>
          <table:table-cell office:value-type="float" office:value="0.919683" calcext:value-type="float">
            <text:p>0.919683</text:p>
          </table:table-cell>
          <table:table-cell office:value-type="float" office:value="0.843891" calcext:value-type="float">
            <text:p>0.843891</text:p>
          </table:table-cell>
          <table:table-cell office:value-type="float" office:value="0.941554" calcext:value-type="float">
            <text:p>0.941554</text:p>
          </table:table-cell>
          <table:table-cell office:value-type="float" office:value="0.914781" calcext:value-type="float">
            <text:p>0.914781</text:p>
          </table:table-cell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WOLEADEC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49111" calcext:value-type="float">
            <text:p>0.849111</text:p>
          </table:table-cell>
          <table:table-cell office:value-type="float" office:value="0.975904" calcext:value-type="float">
            <text:p>0.975904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0.851979" calcext:value-type="float">
            <text:p>0.851979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43488" calcext:value-type="float">
            <text:p>0.943488</text:p>
          </table:table-cell>
          <table:table-cell office:value-type="float" office:value="0.856856" calcext:value-type="float">
            <text:p>0.856856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0.946931" calcext:value-type="float">
            <text:p>0.946931</text:p>
          </table:table-cell>
          <table:table-cell office:value-type="float" office:value="0.971601" calcext:value-type="float">
            <text:p>0.971601</text:p>
          </table:table-cell>
          <table:table-cell office:value-type="float" office:value="0.802352" calcext:value-type="float">
            <text:p>0.802352</text:p>
          </table:table-cell>
          <table:table-cell office:value-type="float" office:value="0.745841" calcext:value-type="float">
            <text:p>0.745841</text:p>
          </table:table-cell>
          <table:table-cell office:value-type="float" office:value="0.969593" calcext:value-type="float">
            <text:p>0.969593</text:p>
          </table:table-cell>
          <table:table-cell office:value-type="float" office:value="0.948939" calcext:value-type="float">
            <text:p>0.948939</text:p>
          </table:table-cell>
          <table:table-cell office:value-type="float" office:value="0.856569" calcext:value-type="float">
            <text:p>0.856569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94607" calcext:value-type="float">
            <text:p>0.9460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48623" calcext:value-type="float">
            <text:p>0.848623</text:p>
          </table:table-cell>
          <table:table-cell office:value-type="float" office:value="0.976029" calcext:value-type="float">
            <text:p>0.976029</text:p>
          </table:table-cell>
          <table:table-cell office:value-type="float" office:value="0.948934" calcext:value-type="float">
            <text:p>0.948934</text:p>
          </table:table-cell>
          <table:table-cell office:value-type="float" office:value="0.852661" calcext:value-type="float">
            <text:p>0.852661</text:p>
          </table:table-cell>
          <table:table-cell office:value-type="float" office:value="0.969437" calcext:value-type="float">
            <text:p>0.969437</text:p>
          </table:table-cell>
          <table:table-cell office:value-type="float" office:value="0.94364" calcext:value-type="float">
            <text:p>0.94364</text:p>
          </table:table-cell>
          <table:table-cell office:value-type="float" office:value="0.857301" calcext:value-type="float">
            <text:p>0.857301</text:p>
          </table:table-cell>
          <table:table-cell office:value-type="float" office:value="0.975498" calcext:value-type="float">
            <text:p>0.975498</text:p>
          </table:table-cell>
          <table:table-cell office:value-type="float" office:value="0.948931" calcext:value-type="float">
            <text:p>0.948931</text:p>
          </table:table-cell>
          <table:table-cell office:value-type="float" office:value="0.946556" calcext:value-type="float">
            <text:p>0.946556</text:p>
          </table:table-cell>
          <table:table-cell office:value-type="float" office:value="0.971699" calcext:value-type="float">
            <text:p>0.971699</text:p>
          </table:table-cell>
          <table:table-cell office:value-type="float" office:value="0.809845" calcext:value-type="float">
            <text:p>0.809845</text:p>
          </table:table-cell>
          <table:table-cell office:value-type="float" office:value="0.768791" calcext:value-type="float">
            <text:p>0.768791</text:p>
          </table:table-cell>
          <table:table-cell office:value-type="float" office:value="0.969713" calcext:value-type="float">
            <text:p>0.969713</text:p>
          </table:table-cell>
          <table:table-cell office:value-type="float" office:value="0.949082" calcext:value-type="float">
            <text:p>0.949082</text:p>
          </table:table-cell>
          <table:table-cell office:value-type="float" office:value="0.855735" calcext:value-type="float">
            <text:p>0.855735</text:p>
          </table:table-cell>
          <table:table-cell office:value-type="float" office:value="0.976267" calcext:value-type="float">
            <text:p>0.976267</text:p>
          </table:table-cell>
          <table:table-cell office:value-type="float" office:value="0.945979" calcext:value-type="float">
            <text:p>0.94597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45668" calcext:value-type="float">
            <text:p>0.845668</text:p>
          </table:table-cell>
          <table:table-cell office:value-type="float" office:value="0.981067" calcext:value-type="float">
            <text:p>0.981067</text:p>
          </table:table-cell>
          <table:table-cell office:value-type="float" office:value="0.954102" calcext:value-type="float">
            <text:p>0.954102</text:p>
          </table:table-cell>
          <table:table-cell office:value-type="float" office:value="0.856569" calcext:value-type="float">
            <text:p>0.856569</text:p>
          </table:table-cell>
          <table:table-cell office:value-type="float" office:value="0.973609" calcext:value-type="float">
            <text:p>0.973609</text:p>
          </table:table-cell>
          <table:table-cell office:value-type="float" office:value="0.94607" calcext:value-type="float">
            <text:p>0.94607</text:p>
          </table:table-cell>
          <table:table-cell office:value-type="float" office:value="0.860011" calcext:value-type="float">
            <text:p>0.860011</text:p>
          </table:table-cell>
          <table:table-cell office:value-type="float" office:value="0.982215" calcext:value-type="float">
            <text:p>0.982215</text:p>
          </table:table-cell>
          <table:table-cell office:value-type="float" office:value="0.954102" calcext:value-type="float">
            <text:p>0.954102</text:p>
          </table:table-cell>
          <table:table-cell office:value-type="float" office:value="0.940333" calcext:value-type="float">
            <text:p>0.940333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0.841652" calcext:value-type="float">
            <text:p>0.841652</text:p>
          </table:table-cell>
          <table:table-cell office:value-type="float" office:value="0.845095" calcext:value-type="float">
            <text:p>0.845095</text:p>
          </table:table-cell>
          <table:table-cell office:value-type="float" office:value="0.973609" calcext:value-type="float">
            <text:p>0.973609</text:p>
          </table:table-cell>
          <table:table-cell office:value-type="float" office:value="0.951807" calcext:value-type="float">
            <text:p>0.951807</text:p>
          </table:table-cell>
          <table:table-cell office:value-type="float" office:value="0.850832" calcext:value-type="float">
            <text:p>0.850832</text:p>
          </table:table-cell>
          <table:table-cell office:value-type="float" office:value="0.979346" calcext:value-type="float">
            <text:p>0.979346</text:p>
          </table:table-cell>
          <table:table-cell office:value-type="float" office:value="0.944349" calcext:value-type="float">
            <text:p>0.94434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52553" calcext:value-type="float">
            <text:p>0.852553</text:p>
          </table:table-cell>
          <table:table-cell office:value-type="float" office:value="0.97074" calcext:value-type="float">
            <text:p>0.97074</text:p>
          </table:table-cell>
          <table:table-cell office:value-type="float" office:value="0.943201" calcext:value-type="float">
            <text:p>0.943201</text:p>
          </table:table-cell>
          <table:table-cell office:value-type="float" office:value="0.84739" calcext:value-type="float">
            <text:p>0.84739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940906" calcext:value-type="float">
            <text:p>0.940906</text:p>
          </table:table-cell>
          <table:table-cell office:value-type="float" office:value="0.853701" calcext:value-type="float">
            <text:p>0.853701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43201" calcext:value-type="float">
            <text:p>0.943201</text:p>
          </table:table-cell>
          <table:table-cell office:value-type="float" office:value="0.953528" calcext:value-type="float">
            <text:p>0.953528</text:p>
          </table:table-cell>
          <table:table-cell office:value-type="float" office:value="0.967871" calcext:value-type="float">
            <text:p>0.967871</text:p>
          </table:table-cell>
          <table:table-cell office:value-type="float" office:value="0.763052" calcext:value-type="float">
            <text:p>0.763052</text:p>
          </table:table-cell>
          <table:table-cell office:value-type="float" office:value="0.646586" calcext:value-type="float">
            <text:p>0.646586</text:p>
          </table:table-cell>
          <table:table-cell office:value-type="float" office:value="0.965577" calcext:value-type="float">
            <text:p>0.965577</text:p>
          </table:table-cell>
          <table:table-cell office:value-type="float" office:value="0.94607" calcext:value-type="float">
            <text:p>0.94607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73035" calcext:value-type="float">
            <text:p>0.973035</text:p>
          </table:table-cell>
          <table:table-cell office:value-type="float" office:value="0.947791" calcext:value-type="float">
            <text:p>0.94779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49104" calcext:value-type="float">
            <text:p>0.849104</text:p>
          </table:table-cell>
          <table:table-cell office:value-type="float" office:value="0.97589" calcext:value-type="float">
            <text:p>0.97589</text:p>
          </table:table-cell>
          <table:table-cell office:value-type="float" office:value="0.948636" calcext:value-type="float">
            <text:p>0.948636</text:p>
          </table:table-cell>
          <table:table-cell office:value-type="float" office:value="0.851967" calcext:value-type="float">
            <text:p>0.851967</text:p>
          </table:table-cell>
          <table:table-cell office:value-type="float" office:value="0.969296" calcext:value-type="float">
            <text:p>0.969296</text:p>
          </table:table-cell>
          <table:table-cell office:value-type="float" office:value="0.943485" calcext:value-type="float">
            <text:p>0.943485</text:p>
          </table:table-cell>
          <table:table-cell office:value-type="float" office:value="0.85685" calcext:value-type="float">
            <text:p>0.85685</text:p>
          </table:table-cell>
          <table:table-cell office:value-type="float" office:value="0.975306" calcext:value-type="float">
            <text:p>0.975306</text:p>
          </table:table-cell>
          <table:table-cell office:value-type="float" office:value="0.948636" calcext:value-type="float">
            <text:p>0.948636</text:p>
          </table:table-cell>
          <table:table-cell office:value-type="float" office:value="0.946908" calcext:value-type="float">
            <text:p>0.946908</text:p>
          </table:table-cell>
          <table:table-cell office:value-type="float" office:value="0.971594" calcext:value-type="float">
            <text:p>0.971594</text:p>
          </table:table-cell>
          <table:table-cell office:value-type="float" office:value="0.801389" calcext:value-type="float">
            <text:p>0.801389</text:p>
          </table:table-cell>
          <table:table-cell office:value-type="float" office:value="0.739207" calcext:value-type="float">
            <text:p>0.739207</text:p>
          </table:table-cell>
          <table:table-cell office:value-type="float" office:value="0.969584" calcext:value-type="float">
            <text:p>0.969584</text:p>
          </table:table-cell>
          <table:table-cell office:value-type="float" office:value="0.948934" calcext:value-type="float">
            <text:p>0.948934</text:p>
          </table:table-cell>
          <table:table-cell office:value-type="float" office:value="0.85655" calcext:value-type="float">
            <text:p>0.85655</text:p>
          </table:table-cell>
          <table:table-cell office:value-type="float" office:value="0.976185" calcext:value-type="float">
            <text:p>0.976185</text:p>
          </table:table-cell>
          <table:table-cell office:value-type="float" office:value="0.946068" calcext:value-type="float">
            <text:p>0.94606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49111" calcext:value-type="float">
            <text:p>0.849111</text:p>
          </table:table-cell>
          <table:table-cell office:value-type="float" office:value="0.975904" calcext:value-type="float">
            <text:p>0.975904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0.851979" calcext:value-type="float">
            <text:p>0.851979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43488" calcext:value-type="float">
            <text:p>0.943488</text:p>
          </table:table-cell>
          <table:table-cell office:value-type="float" office:value="0.856856" calcext:value-type="float">
            <text:p>0.856856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0.946931" calcext:value-type="float">
            <text:p>0.946931</text:p>
          </table:table-cell>
          <table:table-cell office:value-type="float" office:value="0.971601" calcext:value-type="float">
            <text:p>0.971601</text:p>
          </table:table-cell>
          <table:table-cell office:value-type="float" office:value="0.802352" calcext:value-type="float">
            <text:p>0.802352</text:p>
          </table:table-cell>
          <table:table-cell office:value-type="float" office:value="0.745841" calcext:value-type="float">
            <text:p>0.745841</text:p>
          </table:table-cell>
          <table:table-cell office:value-type="float" office:value="0.969593" calcext:value-type="float">
            <text:p>0.969593</text:p>
          </table:table-cell>
          <table:table-cell office:value-type="float" office:value="0.948939" calcext:value-type="float">
            <text:p>0.948939</text:p>
          </table:table-cell>
          <table:table-cell office:value-type="float" office:value="0.856569" calcext:value-type="float">
            <text:p>0.856569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94607" calcext:value-type="float">
            <text:p>0.94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YO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83939" calcext:value-type="float">
            <text:p>0.7839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833131" calcext:value-type="float">
            <text:p>0.833131</text:p>
          </table:table-cell>
          <table:table-cell office:value-type="float" office:value="0.822727" calcext:value-type="float">
            <text:p>0.822727</text:p>
          </table:table-cell>
          <table:table-cell office:value-type="float" office:value="0.718788" calcext:value-type="float">
            <text:p>0.718788</text:p>
          </table:table-cell>
          <table:table-cell office:value-type="float" office:value="0.767172" calcext:value-type="float">
            <text:p>0.767172</text:p>
          </table:table-cell>
          <table:table-cell office:value-type="float" office:value="0.653838" calcext:value-type="float">
            <text:p>0.653838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828283" calcext:value-type="float">
            <text:p>0.828283</text:p>
          </table:table-cell>
          <table:table-cell office:value-type="float" office:value="0.821616" calcext:value-type="float">
            <text:p>0.821616</text:p>
          </table:table-cell>
          <table:table-cell office:value-type="float" office:value="0.78" calcext:value-type="float">
            <text:p>0.78</text:p>
          </table:table-cell>
          <table:table-cell office:value-type="float" office:value="0.781212" calcext:value-type="float">
            <text:p>0.781212</text:p>
          </table:table-cell>
          <table:table-cell office:value-type="float" office:value="0.742929" calcext:value-type="float">
            <text:p>0.74292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93941" calcext:value-type="float">
            <text:p>0.793941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833304" calcext:value-type="float">
            <text:p>0.833304</text:p>
          </table:table-cell>
          <table:table-cell office:value-type="float" office:value="0.742051" calcext:value-type="float">
            <text:p>0.742051</text:p>
          </table:table-cell>
          <table:table-cell office:value-type="float" office:value="0.78377" calcext:value-type="float">
            <text:p>0.78377</text:p>
          </table:table-cell>
          <table:table-cell office:value-type="float" office:value="0.671566" calcext:value-type="float">
            <text:p>0.671566</text:p>
          </table:table-cell>
          <table:table-cell office:value-type="float" office:value="0.663105" calcext:value-type="float">
            <text:p>0.663105</text:p>
          </table:table-cell>
          <table:table-cell office:value-type="float" office:value="0.835943" calcext:value-type="float">
            <text:p>0.835943</text:p>
          </table:table-cell>
          <table:table-cell office:value-type="float" office:value="0.83145" calcext:value-type="float">
            <text:p>0.83145</text:p>
          </table:table-cell>
          <table:table-cell office:value-type="float" office:value="0.790152" calcext:value-type="float">
            <text:p>0.790152</text:p>
          </table:table-cell>
          <table:table-cell office:value-type="float" office:value="0.797523" calcext:value-type="float">
            <text:p>0.797523</text:p>
          </table:table-cell>
          <table:table-cell office:value-type="float" office:value="0.763637" calcext:value-type="float">
            <text:p>0.76363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2244" calcext:value-type="float">
            <text:p>0.82244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873203" calcext:value-type="float">
            <text:p>0.873203</text:p>
          </table:table-cell>
          <table:table-cell office:value-type="float" office:value="0.870153" calcext:value-type="float">
            <text:p>0.870153</text:p>
          </table:table-cell>
          <table:table-cell office:value-type="float" office:value="0.794336" calcext:value-type="float">
            <text:p>0.794336</text:p>
          </table:table-cell>
          <table:table-cell office:value-type="float" office:value="0.828758" calcext:value-type="float">
            <text:p>0.828758</text:p>
          </table:table-cell>
          <table:table-cell office:value-type="float" office:value="0.701089" calcext:value-type="float">
            <text:p>0.701089</text:p>
          </table:table-cell>
          <table:table-cell office:value-type="float" office:value="0.691721" calcext:value-type="float">
            <text:p>0.691721</text:p>
          </table:table-cell>
          <table:table-cell office:value-type="float" office:value="0.862963" calcext:value-type="float">
            <text:p>0.862963</text:p>
          </table:table-cell>
          <table:table-cell office:value-type="float" office:value="0.865359" calcext:value-type="float">
            <text:p>0.865359</text:p>
          </table:table-cell>
          <table:table-cell office:value-type="float" office:value="0.818519" calcext:value-type="float">
            <text:p>0.818519</text:p>
          </table:table-cell>
          <table:table-cell office:value-type="float" office:value="0.84488" calcext:value-type="float">
            <text:p>0.84488</text:p>
          </table:table-cell>
          <table:table-cell office:value-type="float" office:value="0.814815" calcext:value-type="float">
            <text:p>0.81481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50659" calcext:value-type="float">
            <text:p>0.75065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798493" calcext:value-type="float">
            <text:p>0.798493</text:p>
          </table:table-cell>
          <table:table-cell office:value-type="float" office:value="0.781733" calcext:value-type="float">
            <text:p>0.781733</text:p>
          </table:table-cell>
          <table:table-cell office:value-type="float" office:value="0.653484" calcext:value-type="float">
            <text:p>0.653484</text:p>
          </table:table-cell>
          <table:table-cell office:value-type="float" office:value="0.713936" calcext:value-type="float">
            <text:p>0.713936</text:p>
          </table:table-cell>
          <table:table-cell office:value-type="float" office:value="0.612994" calcext:value-type="float">
            <text:p>0.612994</text:p>
          </table:table-cell>
          <table:table-cell office:value-type="float" office:value="0.605461" calcext:value-type="float">
            <text:p>0.605461</text:p>
          </table:table-cell>
          <table:table-cell office:value-type="float" office:value="0.798305" calcext:value-type="float">
            <text:p>0.798305</text:p>
          </table:table-cell>
          <table:table-cell office:value-type="float" office:value="0.783804" calcext:value-type="float">
            <text:p>0.783804</text:p>
          </table:table-cell>
          <table:table-cell office:value-type="float" office:value="0.746704" calcext:value-type="float">
            <text:p>0.746704</text:p>
          </table:table-cell>
          <table:table-cell office:value-type="float" office:value="0.726177" calcext:value-type="float">
            <text:p>0.726177</text:p>
          </table:table-cell>
          <table:table-cell office:value-type="float" office:value="0.680791" calcext:value-type="float">
            <text:p>0.68079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8573" calcext:value-type="float">
            <text:p>0.7857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835013" calcext:value-type="float">
            <text:p>0.835013</text:p>
          </table:table-cell>
          <table:table-cell office:value-type="float" office:value="0.824758" calcext:value-type="float">
            <text:p>0.824758</text:p>
          </table:table-cell>
          <table:table-cell office:value-type="float" office:value="0.720476" calcext:value-type="float">
            <text:p>0.720476</text:p>
          </table:table-cell>
          <table:table-cell office:value-type="float" office:value="0.769208" calcext:value-type="float">
            <text:p>0.769208</text:p>
          </table:table-cell>
          <table:table-cell office:value-type="float" office:value="0.655564" calcext:value-type="float">
            <text:p>0.655564</text:p>
          </table:table-cell>
          <table:table-cell office:value-type="float" office:value="0.647156" calcext:value-type="float">
            <text:p>0.647156</text:p>
          </table:table-cell>
          <table:table-cell office:value-type="float" office:value="0.830005" calcext:value-type="float">
            <text:p>0.830005</text:p>
          </table:table-cell>
          <table:table-cell office:value-type="float" office:value="0.823573" calcext:value-type="float">
            <text:p>0.823573</text:p>
          </table:table-cell>
          <table:table-cell office:value-type="float" office:value="0.781787" calcext:value-type="float">
            <text:p>0.781787</text:p>
          </table:table-cell>
          <table:table-cell office:value-type="float" office:value="0.783283" calcext:value-type="float">
            <text:p>0.783283</text:p>
          </table:table-cell>
          <table:table-cell office:value-type="float" office:value="0.744794" calcext:value-type="float">
            <text:p>0.74479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83939" calcext:value-type="float">
            <text:p>0.783939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833131" calcext:value-type="float">
            <text:p>0.833131</text:p>
          </table:table-cell>
          <table:table-cell office:value-type="float" office:value="0.822727" calcext:value-type="float">
            <text:p>0.822727</text:p>
          </table:table-cell>
          <table:table-cell office:value-type="float" office:value="0.718788" calcext:value-type="float">
            <text:p>0.718788</text:p>
          </table:table-cell>
          <table:table-cell office:value-type="float" office:value="0.767172" calcext:value-type="float">
            <text:p>0.767172</text:p>
          </table:table-cell>
          <table:table-cell office:value-type="float" office:value="0.653838" calcext:value-type="float">
            <text:p>0.653838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828283" calcext:value-type="float">
            <text:p>0.828283</text:p>
          </table:table-cell>
          <table:table-cell office:value-type="float" office:value="0.821616" calcext:value-type="float">
            <text:p>0.821616</text:p>
          </table:table-cell>
          <table:table-cell office:value-type="float" office:value="0.78" calcext:value-type="float">
            <text:p>0.78</text:p>
          </table:table-cell>
          <table:table-cell office:value-type="float" office:value="0.781212" calcext:value-type="float">
            <text:p>0.781212</text:p>
          </table:table-cell>
          <table:table-cell office:value-type="float" office:value="0.742929" calcext:value-type="float">
            <text:p>0.742929</text:p>
          </table:table-cell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OTESTRA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5273" calcext:value-type="float">
            <text:p>0.935273</text:p>
          </table:table-cell>
          <table:table-cell office:value-type="float" office:value="0.917977" calcext:value-type="float">
            <text:p>0.91797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7526" calcext:value-type="float">
            <text:p>0.837526</text:p>
          </table:table-cell>
          <table:table-cell office:value-type="float" office:value="0.890723" calcext:value-type="float">
            <text:p>0.890723</text:p>
          </table:table-cell>
          <table:table-cell office:value-type="string" calcext:value-type="string">
            <text:p>NaN</text:p>
          </table:table-cell>
          <table:table-cell office:value-type="float" office:value="0.696017" calcext:value-type="float">
            <text:p>0.696017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30556" calcext:value-type="float">
            <text:p>0.930556</text:p>
          </table:table-cell>
          <table:table-cell office:value-type="float" office:value="0.908543" calcext:value-type="float">
            <text:p>0.90854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4073" calcext:value-type="float">
            <text:p>0.94073</text:p>
          </table:table-cell>
          <table:table-cell office:value-type="float" office:value="0.936012" calcext:value-type="float">
            <text:p>0.936012</text:p>
          </table:table-cell>
          <table:table-cell office:value-type="float" office:value="0.919661" calcext:value-type="float">
            <text:p>0.91966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8949" calcext:value-type="float">
            <text:p>0.838949</text:p>
          </table:table-cell>
          <table:table-cell office:value-type="float" office:value="0.890564" calcext:value-type="float">
            <text:p>0.890564</text:p>
          </table:table-cell>
          <table:table-cell office:value-type="string" calcext:value-type="string">
            <text:p>NaN</text:p>
          </table:table-cell>
          <table:table-cell office:value-type="float" office:value="0.710329" calcext:value-type="float">
            <text:p>0.710329</text:p>
          </table:table-cell>
          <table:table-cell office:value-type="float" office:value="0.944677" calcext:value-type="float">
            <text:p>0.944677</text:p>
          </table:table-cell>
          <table:table-cell office:value-type="float" office:value="0.931396" calcext:value-type="float">
            <text:p>0.931396</text:p>
          </table:table-cell>
          <table:table-cell office:value-type="float" office:value="0.907828" calcext:value-type="float">
            <text:p>0.90782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49461" calcext:value-type="float">
            <text:p>0.949461</text:p>
          </table:table-cell>
          <table:table-cell office:value-type="float" office:value="0.940943" calcext:value-type="float">
            <text:p>0.940943</text:p>
          </table:table-cell>
          <table:table-cell office:value-type="float" office:value="0.929585" calcext:value-type="float">
            <text:p>0.92958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43839" calcext:value-type="float">
            <text:p>0.843839</text:p>
          </table:table-cell>
          <table:table-cell office:value-type="float" office:value="0.889835" calcext:value-type="float">
            <text:p>0.889835</text:p>
          </table:table-cell>
          <table:table-cell office:value-type="string" calcext:value-type="string">
            <text:p>NaN</text:p>
          </table:table-cell>
          <table:table-cell office:value-type="float" office:value="0.738217" calcext:value-type="float">
            <text:p>0.738217</text:p>
          </table:table-cell>
          <table:table-cell office:value-type="float" office:value="0.950028" calcext:value-type="float">
            <text:p>0.950028</text:p>
          </table:table-cell>
          <table:table-cell office:value-type="float" office:value="0.936968" calcext:value-type="float">
            <text:p>0.936968</text:p>
          </table:table-cell>
          <table:table-cell office:value-type="float" office:value="0.904032" calcext:value-type="float">
            <text:p>0.90403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930414" calcext:value-type="float">
            <text:p>0.930414</text:p>
          </table:table-cell>
          <table:table-cell office:value-type="float" office:value="0.908029" calcext:value-type="float">
            <text:p>0.90802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2117" calcext:value-type="float">
            <text:p>0.832117</text:p>
          </table:table-cell>
          <table:table-cell office:value-type="float" office:value="0.891484" calcext:value-type="float">
            <text:p>0.891484</text:p>
          </table:table-cell>
          <table:table-cell office:value-type="string" calcext:value-type="string">
            <text:p>NaN</text:p>
          </table:table-cell>
          <table:table-cell office:value-type="float" office:value="0.659854" calcext:value-type="float">
            <text:p>0.659854</text:p>
          </table:table-cell>
          <table:table-cell office:value-type="float" office:value="0.938686" calcext:value-type="float">
            <text:p>0.938686</text:p>
          </table:table-cell>
          <table:table-cell office:value-type="float" office:value="0.925061" calcext:value-type="float">
            <text:p>0.925061</text:p>
          </table:table-cell>
          <table:table-cell office:value-type="float" office:value="0.912409" calcext:value-type="float">
            <text:p>0.91240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40135" calcext:value-type="float">
            <text:p>0.940135</text:p>
          </table:table-cell>
          <table:table-cell office:value-type="float" office:value="0.935663" calcext:value-type="float">
            <text:p>0.935663</text:p>
          </table:table-cell>
          <table:table-cell office:value-type="float" office:value="0.918744" calcext:value-type="float">
            <text:p>0.91874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7957" calcext:value-type="float">
            <text:p>0.837957</text:p>
          </table:table-cell>
          <table:table-cell office:value-type="float" office:value="0.890659" calcext:value-type="float">
            <text:p>0.890659</text:p>
          </table:table-cell>
          <table:table-cell office:value-type="string" calcext:value-type="string">
            <text:p>NaN</text:p>
          </table:table-cell>
          <table:table-cell office:value-type="float" office:value="0.697937" calcext:value-type="float">
            <text:p>0.697937</text:p>
          </table:table-cell>
          <table:table-cell office:value-type="float" office:value="0.94434" calcext:value-type="float">
            <text:p>0.94434</text:p>
          </table:table-cell>
          <table:table-cell office:value-type="float" office:value="0.930995" calcext:value-type="float">
            <text:p>0.930995</text:p>
          </table:table-cell>
          <table:table-cell office:value-type="float" office:value="0.908211" calcext:value-type="float">
            <text:p>0.90821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5273" calcext:value-type="float">
            <text:p>0.935273</text:p>
          </table:table-cell>
          <table:table-cell office:value-type="float" office:value="0.917977" calcext:value-type="float">
            <text:p>0.91797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7526" calcext:value-type="float">
            <text:p>0.837526</text:p>
          </table:table-cell>
          <table:table-cell office:value-type="float" office:value="0.890723" calcext:value-type="float">
            <text:p>0.890723</text:p>
          </table:table-cell>
          <table:table-cell office:value-type="string" calcext:value-type="string">
            <text:p>NaN</text:p>
          </table:table-cell>
          <table:table-cell office:value-type="float" office:value="0.696017" calcext:value-type="float">
            <text:p>0.696017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30556" calcext:value-type="float">
            <text:p>0.930556</text:p>
          </table:table-cell>
          <table:table-cell office:value-type="float" office:value="0.908543" calcext:value-type="float">
            <text:p>0.90854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TALYPOWERDEMA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943735" calcext:value-type="float">
            <text:p>0.943735</text:p>
          </table:table-cell>
          <table:table-cell office:value-type="float" office:value="0.946168" calcext:value-type="float">
            <text:p>0.94616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29684" calcext:value-type="float">
            <text:p>0.829684</text:p>
          </table:table-cell>
          <table:table-cell office:value-type="float" office:value="0.871959" calcext:value-type="float">
            <text:p>0.871959</text:p>
          </table:table-cell>
          <table:table-cell office:value-type="string" calcext:value-type="string">
            <text:p>NaN</text:p>
          </table:table-cell>
          <table:table-cell office:value-type="float" office:value="0.762774" calcext:value-type="float">
            <text:p>0.762774</text:p>
          </table:table-cell>
          <table:table-cell office:value-type="float" office:value="0.949818" calcext:value-type="float">
            <text:p>0.949818</text:p>
          </table:table-cell>
          <table:table-cell office:value-type="float" office:value="0.930353" calcext:value-type="float">
            <text:p>0.930353</text:p>
          </table:table-cell>
          <table:table-cell office:value-type="float" office:value="0.926703" calcext:value-type="float">
            <text:p>0.926703</text:p>
          </table:table-cell>
          <table:table-cell office:value-type="string" calcext:value-type="string">
            <text:p>NaN</text:p>
          </table:table-cell>
          <table:table-cell office:value-type="float" office:value="0.838808" calcext:value-type="float">
            <text:p>0.83880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58423" calcext:value-type="float">
            <text:p>0.958423</text:p>
          </table:table-cell>
          <table:table-cell office:value-type="float" office:value="0.943923" calcext:value-type="float">
            <text:p>0.943923</text:p>
          </table:table-cell>
          <table:table-cell office:value-type="float" office:value="0.946249" calcext:value-type="float">
            <text:p>0.94624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3675" calcext:value-type="float">
            <text:p>0.83675</text:p>
          </table:table-cell>
          <table:table-cell office:value-type="float" office:value="0.874901" calcext:value-type="float">
            <text:p>0.874901</text:p>
          </table:table-cell>
          <table:table-cell office:value-type="string" calcext:value-type="string">
            <text:p>NaN</text:p>
          </table:table-cell>
          <table:table-cell office:value-type="float" office:value="0.779646" calcext:value-type="float">
            <text:p>0.779646</text:p>
          </table:table-cell>
          <table:table-cell office:value-type="float" office:value="0.950697" calcext:value-type="float">
            <text:p>0.950697</text:p>
          </table:table-cell>
          <table:table-cell office:value-type="float" office:value="0.93115" calcext:value-type="float">
            <text:p>0.93115</text:p>
          </table:table-cell>
          <table:table-cell office:value-type="float" office:value="0.927983" calcext:value-type="float">
            <text:p>0.927983</text:p>
          </table:table-cell>
          <table:table-cell office:value-type="string" calcext:value-type="string">
            <text:p>NaN</text:p>
          </table:table-cell>
          <table:table-cell office:value-type="float" office:value="0.844958" calcext:value-type="float">
            <text:p>0.84495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53687" calcext:value-type="float">
            <text:p>0.953687</text:p>
          </table:table-cell>
          <table:table-cell office:value-type="float" office:value="0.946984" calcext:value-type="float">
            <text:p>0.946984</text:p>
          </table:table-cell>
          <table:table-cell office:value-type="float" office:value="0.947593" calcext:value-type="float">
            <text:p>0.94759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72639" calcext:value-type="float">
            <text:p>0.872639</text:p>
          </table:table-cell>
          <table:table-cell office:value-type="float" office:value="0.895186" calcext:value-type="float">
            <text:p>0.895186</text:p>
          </table:table-cell>
          <table:table-cell office:value-type="string" calcext:value-type="string">
            <text:p>NaN</text:p>
          </table:table-cell>
          <table:table-cell office:value-type="float" office:value="0.838513" calcext:value-type="float">
            <text:p>0.838513</text:p>
          </table:table-cell>
          <table:table-cell office:value-type="float" office:value="0.967093" calcext:value-type="float">
            <text:p>0.967093</text:p>
          </table:table-cell>
          <table:table-cell office:value-type="float" office:value="0.941499" calcext:value-type="float">
            <text:p>0.941499</text:p>
          </table:table-cell>
          <table:table-cell office:value-type="float" office:value="0.943937" calcext:value-type="float">
            <text:p>0.943937</text:p>
          </table:table-cell>
          <table:table-cell office:value-type="string" calcext:value-type="string">
            <text:p>NaN</text:p>
          </table:table-cell>
          <table:table-cell office:value-type="float" office:value="0.878123" calcext:value-type="float">
            <text:p>0.87812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6357" calcext:value-type="float">
            <text:p>0.96357</text:p>
          </table:table-cell>
          <table:table-cell office:value-type="float" office:value="0.940498" calcext:value-type="float">
            <text:p>0.940498</text:p>
          </table:table-cell>
          <table:table-cell office:value-type="float" office:value="0.944748" calcext:value-type="float">
            <text:p>0.94474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786885" calcext:value-type="float">
            <text:p>0.786885</text:p>
          </table:table-cell>
          <table:table-cell office:value-type="float" office:value="0.848816" calcext:value-type="float">
            <text:p>0.848816</text:p>
          </table:table-cell>
          <table:table-cell office:value-type="string" calcext:value-type="string">
            <text:p>NaN</text:p>
          </table:table-cell>
          <table:table-cell office:value-type="float" office:value="0.68731" calcext:value-type="float">
            <text:p>0.68731</text:p>
          </table:table-cell>
          <table:table-cell office:value-type="float" office:value="0.932605" calcext:value-type="float">
            <text:p>0.932605</text:p>
          </table:table-cell>
          <table:table-cell office:value-type="float" office:value="0.919247" calcext:value-type="float">
            <text:p>0.919247</text:p>
          </table:table-cell>
          <table:table-cell office:value-type="float" office:value="0.909532" calcext:value-type="float">
            <text:p>0.909532</text:p>
          </table:table-cell>
          <table:table-cell office:value-type="string" calcext:value-type="string">
            <text:p>NaN</text:p>
          </table:table-cell>
          <table:table-cell office:value-type="float" office:value="0.799636" calcext:value-type="float">
            <text:p>0.79963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58616" calcext:value-type="float">
            <text:p>0.958616</text:p>
          </table:table-cell>
          <table:table-cell office:value-type="float" office:value="0.943735" calcext:value-type="float">
            <text:p>0.943735</text:p>
          </table:table-cell>
          <table:table-cell office:value-type="float" office:value="0.946169" calcext:value-type="float">
            <text:p>0.94616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28653" calcext:value-type="float">
            <text:p>0.828653</text:p>
          </table:table-cell>
          <table:table-cell office:value-type="float" office:value="0.871693" calcext:value-type="float">
            <text:p>0.871693</text:p>
          </table:table-cell>
          <table:table-cell office:value-type="string" calcext:value-type="string">
            <text:p>NaN</text:p>
          </table:table-cell>
          <table:table-cell office:value-type="float" office:value="0.759157" calcext:value-type="float">
            <text:p>0.759157</text:p>
          </table:table-cell>
          <table:table-cell office:value-type="float" office:value="0.949692" calcext:value-type="float">
            <text:p>0.949692</text:p>
          </table:table-cell>
          <table:table-cell office:value-type="float" office:value="0.930307" calcext:value-type="float">
            <text:p>0.930307</text:p>
          </table:table-cell>
          <table:table-cell office:value-type="float" office:value="0.926575" calcext:value-type="float">
            <text:p>0.926575</text:p>
          </table:table-cell>
          <table:table-cell office:value-type="string" calcext:value-type="string">
            <text:p>NaN</text:p>
          </table:table-cell>
          <table:table-cell office:value-type="float" office:value="0.837961" calcext:value-type="float">
            <text:p>0.83796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943735" calcext:value-type="float">
            <text:p>0.943735</text:p>
          </table:table-cell>
          <table:table-cell office:value-type="float" office:value="0.946168" calcext:value-type="float">
            <text:p>0.94616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29684" calcext:value-type="float">
            <text:p>0.829684</text:p>
          </table:table-cell>
          <table:table-cell office:value-type="float" office:value="0.871959" calcext:value-type="float">
            <text:p>0.871959</text:p>
          </table:table-cell>
          <table:table-cell office:value-type="string" calcext:value-type="string">
            <text:p>NaN</text:p>
          </table:table-cell>
          <table:table-cell office:value-type="float" office:value="0.762774" calcext:value-type="float">
            <text:p>0.762774</text:p>
          </table:table-cell>
          <table:table-cell office:value-type="float" office:value="0.949818" calcext:value-type="float">
            <text:p>0.949818</text:p>
          </table:table-cell>
          <table:table-cell office:value-type="float" office:value="0.930353" calcext:value-type="float">
            <text:p>0.930353</text:p>
          </table:table-cell>
          <table:table-cell office:value-type="float" office:value="0.926703" calcext:value-type="float">
            <text:p>0.926703</text:p>
          </table:table-cell>
          <table:table-cell office:value-type="string" calcext:value-type="string">
            <text:p>NaN</text:p>
          </table:table-cell>
          <table:table-cell office:value-type="float" office:value="0.838808" calcext:value-type="float">
            <text:p>0.838808</text:p>
          </table:table-cell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HLORINECONCENTR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652787" calcext:value-type="float">
            <text:p>0.652787</text:p>
          </table:table-cell>
          <table:table-cell office:value-type="float" office:value="0.602069" calcext:value-type="float">
            <text:p>0.602069</text:p>
          </table:table-cell>
          <table:table-cell office:value-type="float" office:value="0.591853" calcext:value-type="float">
            <text:p>0.59185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526791" calcext:value-type="float">
            <text:p>0.526791</text:p>
          </table:table-cell>
          <table:table-cell office:value-type="float" office:value="0.578129" calcext:value-type="float">
            <text:p>0.578129</text:p>
          </table:table-cell>
          <table:table-cell office:value-type="string" calcext:value-type="string">
            <text:p>NaN</text:p>
          </table:table-cell>
          <table:table-cell office:value-type="float" office:value="0.506927" calcext:value-type="float">
            <text:p>0.506927</text:p>
          </table:table-cell>
          <table:table-cell office:value-type="float" office:value="0.643139" calcext:value-type="float">
            <text:p>0.643139</text:p>
          </table:table-cell>
          <table:table-cell office:value-type="float" office:value="0.577948" calcext:value-type="float">
            <text:p>0.577948</text:p>
          </table:table-cell>
          <table:table-cell office:value-type="float" office:value="0.586126" calcext:value-type="float">
            <text:p>0.586126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682798" calcext:value-type="float">
            <text:p>0.682798</text:p>
          </table:table-cell>
          <table:table-cell office:value-type="float" office:value="0.627314" calcext:value-type="float">
            <text:p>0.627314</text:p>
          </table:table-cell>
          <table:table-cell office:value-type="float" office:value="0.610889" calcext:value-type="float">
            <text:p>0.61088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536809" calcext:value-type="float">
            <text:p>0.536809</text:p>
          </table:table-cell>
          <table:table-cell office:value-type="float" office:value="0.589577" calcext:value-type="float">
            <text:p>0.589577</text:p>
          </table:table-cell>
          <table:table-cell office:value-type="string" calcext:value-type="string">
            <text:p>NaN</text:p>
          </table:table-cell>
          <table:table-cell office:value-type="float" office:value="0.507509" calcext:value-type="float">
            <text:p>0.507509</text:p>
          </table:table-cell>
          <table:table-cell office:value-type="float" office:value="0.669716" calcext:value-type="float">
            <text:p>0.669716</text:p>
          </table:table-cell>
          <table:table-cell office:value-type="float" office:value="0.598686" calcext:value-type="float">
            <text:p>0.598686</text:p>
          </table:table-cell>
          <table:table-cell office:value-type="float" office:value="0.602642" calcext:value-type="float">
            <text:p>0.60264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652787" calcext:value-type="float">
            <text:p>0.652787</text:p>
          </table:table-cell>
          <table:table-cell office:value-type="float" office:value="0.602069" calcext:value-type="float">
            <text:p>0.602069</text:p>
          </table:table-cell>
          <table:table-cell office:value-type="float" office:value="0.591853" calcext:value-type="float">
            <text:p>0.59185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526791" calcext:value-type="float">
            <text:p>0.526791</text:p>
          </table:table-cell>
          <table:table-cell office:value-type="float" office:value="0.578129" calcext:value-type="float">
            <text:p>0.578129</text:p>
          </table:table-cell>
          <table:table-cell office:value-type="string" calcext:value-type="string">
            <text:p>NaN</text:p>
          </table:table-cell>
          <table:table-cell office:value-type="float" office:value="0.506927" calcext:value-type="float">
            <text:p>0.506927</text:p>
          </table:table-cell>
          <table:table-cell office:value-type="float" office:value="0.643139" calcext:value-type="float">
            <text:p>0.643139</text:p>
          </table:table-cell>
          <table:table-cell office:value-type="float" office:value="0.577948" calcext:value-type="float">
            <text:p>0.577948</text:p>
          </table:table-cell>
          <table:table-cell office:value-type="float" office:value="0.586126" calcext:value-type="float">
            <text:p>0.586126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WOPATTER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570483" calcext:value-type="float">
            <text:p>0.570483</text:p>
          </table:table-cell>
          <table:table-cell office:value-type="float" office:value="0.58525" calcext:value-type="float">
            <text:p>0.58525</text:p>
          </table:table-cell>
          <table:table-cell office:value-type="string" calcext:value-type="string">
            <text:p>NaN</text:p>
          </table:table-cell>
          <table:table-cell office:value-type="float" office:value="0.582583" calcext:value-type="float">
            <text:p>0.582583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542792" calcext:value-type="float">
            <text:p>0.542792</text:p>
          </table:table-cell>
          <table:table-cell office:value-type="float" office:value="0.553749" calcext:value-type="float">
            <text:p>0.553749</text:p>
          </table:table-cell>
          <table:table-cell office:value-type="string" calcext:value-type="string">
            <text:p>NaN</text:p>
          </table:table-cell>
          <table:table-cell office:value-type="float" office:value="0.577067" calcext:value-type="float">
            <text:p>0.57706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9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9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9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570483" calcext:value-type="float">
            <text:p>0.570483</text:p>
          </table:table-cell>
          <table:table-cell office:value-type="float" office:value="0.58525" calcext:value-type="float">
            <text:p>0.58525</text:p>
          </table:table-cell>
          <table:table-cell office:value-type="string" calcext:value-type="string">
            <text:p>NaN</text:p>
          </table:table-cell>
          <table:table-cell office:value-type="float" office:value="0.582583" calcext:value-type="float">
            <text:p>0.582583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NLINESK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37656" calcext:value-type="float">
            <text:p>0.43765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64029" calcext:value-type="float">
            <text:p>0.464029</text:p>
          </table:table-cell>
          <table:table-cell office:value-type="float" office:value="0.41033" calcext:value-type="float">
            <text:p>0.41033</text:p>
          </table:table-cell>
          <table:table-cell office:value-type="float" office:value="0.558168" calcext:value-type="float">
            <text:p>0.558168</text:p>
          </table:table-cell>
          <table:table-cell office:value-type="float" office:value="0.508278" calcext:value-type="float">
            <text:p>0.508278</text:p>
          </table:table-cell>
          <table:table-cell office:value-type="float" office:value="0.435092" calcext:value-type="float">
            <text:p>0.435092</text:p>
          </table:table-cell>
          <table:table-cell office:value-type="float" office:value="0.536264" calcext:value-type="float">
            <text:p>0.536264</text:p>
          </table:table-cell>
          <table:table-cell office:value-type="float" office:value="0.439853" calcext:value-type="float">
            <text:p>0.439853</text:p>
          </table:table-cell>
          <table:table-cell office:value-type="float" office:value="0.381319" calcext:value-type="float">
            <text:p>0.381319</text:p>
          </table:table-cell>
          <table:table-cell office:value-type="float" office:value="0.504103" calcext:value-type="float">
            <text:p>0.504103</text:p>
          </table:table-cell>
          <table:table-cell office:value-type="float" office:value="0.458901" calcext:value-type="float">
            <text:p>0.458901</text:p>
          </table:table-cell>
          <table:table-cell office:value-type="float" office:value="0.409158" calcext:value-type="float">
            <text:p>0.409158</text:p>
          </table:table-cell>
          <table:table-cell office:value-type="float" office:value="0.656923" calcext:value-type="float">
            <text:p>0.656923</text:p>
          </table:table-cell>
          <table:table-cell office:value-type="float" office:value="0.497509" calcext:value-type="float">
            <text:p>0.49750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77044" calcext:value-type="float">
            <text:p>0.47704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519019" calcext:value-type="float">
            <text:p>0.519019</text:p>
          </table:table-cell>
          <table:table-cell office:value-type="float" office:value="0.507046" calcext:value-type="float">
            <text:p>0.507046</text:p>
          </table:table-cell>
          <table:table-cell office:value-type="float" office:value="0.445561" calcext:value-type="float">
            <text:p>0.445561</text:p>
          </table:table-cell>
          <table:table-cell office:value-type="float" office:value="0.603465" calcext:value-type="float">
            <text:p>0.603465</text:p>
          </table:table-cell>
          <table:table-cell office:value-type="float" office:value="0.555818" calcext:value-type="float">
            <text:p>0.555818</text:p>
          </table:table-cell>
          <table:table-cell office:value-type="float" office:value="0.474259" calcext:value-type="float">
            <text:p>0.474259</text:p>
          </table:table-cell>
          <table:table-cell office:value-type="float" office:value="0.586329" calcext:value-type="float">
            <text:p>0.586329</text:p>
          </table:table-cell>
          <table:table-cell office:value-type="float" office:value="0.471969" calcext:value-type="float">
            <text:p>0.471969</text:p>
          </table:table-cell>
          <table:table-cell office:value-type="float" office:value="0.397778" calcext:value-type="float">
            <text:p>0.397778</text:p>
          </table:table-cell>
          <table:table-cell office:value-type="float" office:value="0.551639" calcext:value-type="float">
            <text:p>0.551639</text:p>
          </table:table-cell>
          <table:table-cell office:value-type="float" office:value="0.503895" calcext:value-type="float">
            <text:p>0.503895</text:p>
          </table:table-cell>
          <table:table-cell office:value-type="float" office:value="0.444351" calcext:value-type="float">
            <text:p>0.444351</text:p>
          </table:table-cell>
          <table:table-cell office:value-type="float" office:value="0.679449" calcext:value-type="float">
            <text:p>0.679449</text:p>
          </table:table-cell>
          <table:table-cell office:value-type="float" office:value="0.542292" calcext:value-type="float">
            <text:p>0.54229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37656" calcext:value-type="float">
            <text:p>0.43765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64029" calcext:value-type="float">
            <text:p>0.464029</text:p>
          </table:table-cell>
          <table:table-cell office:value-type="float" office:value="0.41033" calcext:value-type="float">
            <text:p>0.41033</text:p>
          </table:table-cell>
          <table:table-cell office:value-type="float" office:value="0.558168" calcext:value-type="float">
            <text:p>0.558168</text:p>
          </table:table-cell>
          <table:table-cell office:value-type="float" office:value="0.508278" calcext:value-type="float">
            <text:p>0.508278</text:p>
          </table:table-cell>
          <table:table-cell office:value-type="float" office:value="0.435092" calcext:value-type="float">
            <text:p>0.435092</text:p>
          </table:table-cell>
          <table:table-cell office:value-type="float" office:value="0.536264" calcext:value-type="float">
            <text:p>0.536264</text:p>
          </table:table-cell>
          <table:table-cell office:value-type="float" office:value="0.439853" calcext:value-type="float">
            <text:p>0.439853</text:p>
          </table:table-cell>
          <table:table-cell office:value-type="float" office:value="0.381319" calcext:value-type="float">
            <text:p>0.381319</text:p>
          </table:table-cell>
          <table:table-cell office:value-type="float" office:value="0.504103" calcext:value-type="float">
            <text:p>0.504103</text:p>
          </table:table-cell>
          <table:table-cell office:value-type="float" office:value="0.458901" calcext:value-type="float">
            <text:p>0.458901</text:p>
          </table:table-cell>
          <table:table-cell office:value-type="float" office:value="0.409158" calcext:value-type="float">
            <text:p>0.409158</text:p>
          </table:table-cell>
          <table:table-cell office:value-type="float" office:value="0.656923" calcext:value-type="float">
            <text:p>0.656923</text:p>
          </table:table-cell>
          <table:table-cell office:value-type="float" office:value="0.497509" calcext:value-type="float">
            <text:p>0.497509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ATIEN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4023" calcext:value-type="float">
            <text:p>0.54023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08621" calcext:value-type="float">
            <text:p>0.508621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" calcext:value-type="float">
            <text:p>0.5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74713" calcext:value-type="float">
            <text:p>0.574713</text:p>
          </table:table-cell>
          <table:table-cell office:value-type="float" office:value="0.502874" calcext:value-type="float">
            <text:p>0.502874</text:p>
          </table:table-cell>
          <table:table-cell office:value-type="float" office:value="0.522989" calcext:value-type="float">
            <text:p>0.522989</text:p>
          </table:table-cell>
          <table:table-cell office:value-type="float" office:value="0.574713" calcext:value-type="float">
            <text:p>0.57471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43004" calcext:value-type="float">
            <text:p>0.543004</text:p>
          </table:table-cell>
          <table:table-cell office:value-type="float" office:value="0.590544" calcext:value-type="float">
            <text:p>0.590544</text:p>
          </table:table-cell>
          <table:table-cell office:value-type="float" office:value="0.560751" calcext:value-type="float">
            <text:p>0.560751</text:p>
          </table:table-cell>
          <table:table-cell office:value-type="float" office:value="0.536579" calcext:value-type="float">
            <text:p>0.536579</text:p>
          </table:table-cell>
          <table:table-cell office:value-type="float" office:value="0.511523" calcext:value-type="float">
            <text:p>0.511523</text:p>
          </table:table-cell>
          <table:table-cell office:value-type="float" office:value="0.551274" calcext:value-type="float">
            <text:p>0.551274</text:p>
          </table:table-cell>
          <table:table-cell office:value-type="float" office:value="0.533782" calcext:value-type="float">
            <text:p>0.533782</text:p>
          </table:table-cell>
          <table:table-cell office:value-type="float" office:value="0.553984" calcext:value-type="float">
            <text:p>0.553984</text:p>
          </table:table-cell>
          <table:table-cell office:value-type="float" office:value="0.551877" calcext:value-type="float">
            <text:p>0.551877</text:p>
          </table:table-cell>
          <table:table-cell office:value-type="float" office:value="0.532951" calcext:value-type="float">
            <text:p>0.532951</text:p>
          </table:table-cell>
          <table:table-cell office:value-type="float" office:value="0.596748" calcext:value-type="float">
            <text:p>0.596748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504767" calcext:value-type="float">
            <text:p>0.504767</text:p>
          </table:table-cell>
          <table:table-cell office:value-type="float" office:value="0.517466" calcext:value-type="float">
            <text:p>0.517466</text:p>
          </table:table-cell>
          <table:table-cell office:value-type="float" office:value="0.589594" calcext:value-type="float">
            <text:p>0.589594</text:p>
          </table:table-cell>
          <table:table-cell office:value-type="float" office:value="0.514994" calcext:value-type="float">
            <text:p>0.514994</text:p>
          </table:table-cell>
          <table:table-cell office:value-type="float" office:value="0.530922" calcext:value-type="float">
            <text:p>0.530922</text:p>
          </table:table-cell>
          <table:table-cell office:value-type="float" office:value="0.592623" calcext:value-type="float">
            <text:p>0.59262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89744" calcext:value-type="float">
            <text:p>0.589744</text:p>
          </table:table-cell>
          <table:table-cell office:value-type="float" office:value="0.682051" calcext:value-type="float">
            <text:p>0.682051</text:p>
          </table:table-cell>
          <table:table-cell office:value-type="float" office:value="0.605128" calcext:value-type="float">
            <text:p>0.605128</text:p>
          </table:table-cell>
          <table:table-cell office:value-type="float" office:value="0.569231" calcext:value-type="float">
            <text:p>0.56923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574359" calcext:value-type="float">
            <text:p>0.574359</text:p>
          </table:table-cell>
          <table:table-cell office:value-type="float" office:value="0.579487" calcext:value-type="float">
            <text:p>0.579487</text:p>
          </table:table-cell>
          <table:table-cell office:value-type="float" office:value="0.6" calcext:value-type="float">
            <text:p>0.6</text:p>
          </table:table-cell>
          <table:table-cell office:value-type="float" office:value="0.569231" calcext:value-type="float">
            <text:p>0.569231</text:p>
          </table:table-cell>
          <table:table-cell office:value-type="float" office:value="0.558974" calcext:value-type="float">
            <text:p>0.558974</text:p>
          </table:table-cell>
          <table:table-cell office:value-type="float" office:value="0.671795" calcext:value-type="float">
            <text:p>0.671795</text:p>
          </table:table-cell>
          <table:table-cell office:value-type="float" office:value="0.512821" calcext:value-type="float">
            <text:p>0.512821</text:p>
          </table:table-cell>
          <table:table-cell office:value-type="float" office:value="0.523077" calcext:value-type="float">
            <text:p>0.523077</text:p>
          </table:table-cell>
          <table:table-cell office:value-type="float" office:value="0.594872" calcext:value-type="float">
            <text:p>0.594872</text:p>
          </table:table-cell>
          <table:table-cell office:value-type="float" office:value="0.625641" calcext:value-type="float">
            <text:p>0.625641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553846" calcext:value-type="float">
            <text:p>0.553846</text:p>
          </table:table-cell>
          <table:table-cell office:value-type="float" office:value="0.630769" calcext:value-type="float">
            <text:p>0.63076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24837" calcext:value-type="float">
            <text:p>0.424837</text:p>
          </table:table-cell>
          <table:table-cell office:value-type="float" office:value="0.385621" calcext:value-type="float">
            <text:p>0.385621</text:p>
          </table:table-cell>
          <table:table-cell office:value-type="float" office:value="0.457516" calcext:value-type="float">
            <text:p>0.457516</text:p>
          </table:table-cell>
          <table:table-cell office:value-type="float" office:value="0.45098" calcext:value-type="float">
            <text:p>0.45098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503268" calcext:value-type="float">
            <text:p>0.503268</text:p>
          </table:table-cell>
          <table:table-cell office:value-type="float" office:value="0.418301" calcext:value-type="float">
            <text:p>0.418301</text:p>
          </table:table-cell>
          <table:table-cell office:value-type="float" office:value="0.437908" calcext:value-type="float">
            <text:p>0.437908</text:p>
          </table:table-cell>
          <table:table-cell office:value-type="float" office:value="0.509804" calcext:value-type="float">
            <text:p>0.509804</text:p>
          </table:table-cell>
          <table:table-cell office:value-type="float" office:value="0.457516" calcext:value-type="float">
            <text:p>0.457516</text:p>
          </table:table-cell>
          <table:table-cell office:value-type="float" office:value="0.424837" calcext:value-type="float">
            <text:p>0.424837</text:p>
          </table:table-cell>
          <table:table-cell office:value-type="float" office:value="0.48366" calcext:value-type="float">
            <text:p>0.48366</text:p>
          </table:table-cell>
          <table:table-cell office:value-type="float" office:value="0.51634" calcext:value-type="float">
            <text:p>0.51634</text:p>
          </table:table-cell>
          <table:table-cell office:value-type="float" office:value="0.320261" calcext:value-type="float">
            <text:p>0.320261</text:p>
          </table:table-cell>
          <table:table-cell office:value-type="float" office:value="0.509804" calcext:value-type="float">
            <text:p>0.509804</text:p>
          </table:table-cell>
          <table:table-cell office:value-type="float" office:value="0.457516" calcext:value-type="float">
            <text:p>0.457516</text:p>
          </table:table-cell>
          <table:table-cell office:value-type="float" office:value="0.48366" calcext:value-type="float">
            <text:p>0.48366</text:p>
          </table:table-cell>
          <table:table-cell office:value-type="float" office:value="0.503268" calcext:value-type="float">
            <text:p>0.50326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00544" calcext:value-type="float">
            <text:p>0.500544</text:p>
          </table:table-cell>
          <table:table-cell office:value-type="float" office:value="0.512848" calcext:value-type="float">
            <text:p>0.512848</text:p>
          </table:table-cell>
          <table:table-cell office:value-type="float" office:value="0.526171" calcext:value-type="float">
            <text:p>0.526171</text:p>
          </table:table-cell>
          <table:table-cell office:value-type="float" office:value="0.506667" calcext:value-type="float">
            <text:p>0.506667</text:p>
          </table:table-cell>
          <table:table-cell office:value-type="float" office:value="0.500979" calcext:value-type="float">
            <text:p>0.500979</text:p>
          </table:table-cell>
          <table:table-cell office:value-type="float" office:value="0.53764" calcext:value-type="float">
            <text:p>0.53764</text:p>
          </table:table-cell>
          <table:table-cell office:value-type="float" office:value="0.492341" calcext:value-type="float">
            <text:p>0.492341</text:p>
          </table:table-cell>
          <table:table-cell office:value-type="float" office:value="0.512587" calcext:value-type="float">
            <text:p>0.512587</text:p>
          </table:table-cell>
          <table:table-cell office:value-type="float" office:value="0.538699" calcext:value-type="float">
            <text:p>0.538699</text:p>
          </table:table-cell>
          <table:table-cell office:value-type="float" office:value="0.505707" calcext:value-type="float">
            <text:p>0.505707</text:p>
          </table:table-cell>
          <table:table-cell office:value-type="float" office:value="0.534231" calcext:value-type="float">
            <text:p>0.534231</text:p>
          </table:table-cell>
          <table:table-cell office:value-type="float" office:value="0.498027" calcext:value-type="float">
            <text:p>0.498027</text:p>
          </table:table-cell>
          <table:table-cell office:value-type="float" office:value="0.519697" calcext:value-type="float">
            <text:p>0.519697</text:p>
          </table:table-cell>
          <table:table-cell office:value-type="float" office:value="0.43648" calcext:value-type="float">
            <text:p>0.43648</text:p>
          </table:table-cell>
          <table:table-cell office:value-type="float" office:value="0.56476" calcext:value-type="float">
            <text:p>0.56476</text:p>
          </table:table-cell>
          <table:table-cell office:value-type="float" office:value="0.496342" calcext:value-type="float">
            <text:p>0.496342</text:p>
          </table:table-cell>
          <table:table-cell office:value-type="float" office:value="0.517565" calcext:value-type="float">
            <text:p>0.517565</text:p>
          </table:table-cell>
          <table:table-cell office:value-type="float" office:value="0.563423" calcext:value-type="float">
            <text:p>0.56342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4023" calcext:value-type="float">
            <text:p>0.54023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08621" calcext:value-type="float">
            <text:p>0.508621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" calcext:value-type="float">
            <text:p>0.5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74713" calcext:value-type="float">
            <text:p>0.574713</text:p>
          </table:table-cell>
          <table:table-cell office:value-type="float" office:value="0.502874" calcext:value-type="float">
            <text:p>0.502874</text:p>
          </table:table-cell>
          <table:table-cell office:value-type="float" office:value="0.522989" calcext:value-type="float">
            <text:p>0.522989</text:p>
          </table:table-cell>
          <table:table-cell office:value-type="float" office:value="0.574713" calcext:value-type="float">
            <text:p>0.5747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 style:data-style-name="N2" text:time-value="19:40:40.4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22:14:52.157000000</meta:creation-date>
    <meta:generator>LibreOffice/4.4.1.2$Windows_x86 LibreOffice_project/45e2de17089c24a1fa810c8f975a7171ba4cd432</meta:generator>
    <dc:date>2015-11-01T22:58:54.217000000</dc:date>
    <meta:editing-duration>PT3H30M15S</meta:editing-duration>
    <meta:editing-cycles>4</meta:editing-cycles>
    <meta:document-statistic meta:table-count="1" meta:cell-count="1115" meta:object-count="0"/>
  </office:meta>
</office:document-meta>
</file>